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 &lt;stdio.h&gt;</text:p>
      <text:p text:style-name="Standard"/>
      <text:p text:style-name="Standard">int main()</text:p>
      <text:p text:style-name="Standard"/>
      <text:p text:style-name="Standard">{ <text:s/>int choice,x,y,z;</text:p>
      <text:p text:style-name="Standard">while(1) </text:p>
      <text:p text:style-name="Standard">{</text:p>
      <text:p text:style-name="Standard"><text:s text:c="4"/>printf("1. Addition\n");</text:p>
      <text:p text:style-name="Standard"><text:s text:c="4"/>printf("2. Multiplication\n");</text:p>
      <text:p text:style-name="Standard"><text:s text:c="4"/>printf("3. Division\n");</text:p>
      <text:p text:style-name="Standard"><text:s text:c="4"/>printf("4. Subtraction\n");</text:p>
      <text:p text:style-name="Standard"><text:s text:c="4"/>printf("5. Exit\n");</text:p>
      <text:p text:style-name="Standard"><text:s text:c="4"/>printf("Enter your choice = \n");</text:p>
      <text:p text:style-name="Standard"><text:s text:c="4"/>scanf("%d",&amp;choice);</text:p>
      <text:p text:style-name="Standard"><text:s text:c="4"/></text:p>
      <text:p text:style-name="Standard"><text:s text:c="4"/></text:p>
      <text:p text:style-name="Standard"><text:s text:c="4"/></text:p>
      <text:p text:style-name="Standard"><text:s text:c="4"/>switch(choice)</text:p>
      <text:p text:style-name="Standard">{ case 1:</text:p>
      <text:p text:style-name="Standard"><text:s text:c="5"/></text:p>
      <text:p text:style-name="Standard"><text:s text:c="5"/>printf("Enter two numbers = \n");</text:p>
      <text:p text:style-name="Standard"><text:s text:c="5"/>scanf("%d%d",&amp;x,&amp;y);</text:p>
      <text:p text:style-name="Standard"><text:s text:c="5"/>z=x+y;</text:p>
      <text:p text:style-name="Standard"><text:s text:c="5"/>printf("sum is = %d\n",z);</text:p>
      <text:p text:style-name="Standard"><text:s text:c="5"/>break;</text:p>
      <text:p text:style-name="Standard"/>
      <text:p text:style-name="Standard">case 2:</text:p>
      <text:p text:style-name="Standard"><text:s text:c="6"/></text:p>
      <text:p text:style-name="Standard"><text:s text:c="6"/>printf("Enter two numbers = \n");</text:p>
      <text:p text:style-name="Standard"><text:s text:c="6"/>scanf("%d%d",&amp;x,&amp;y);</text:p>
      <text:p text:style-name="Standard"><text:s text:c="6"/>z=x*y;</text:p>
      <text:p text:style-name="Standard"><text:s text:c="6"/>printf("Multiple of two numbers = %d",z);</text:p>
      <text:p text:style-name="Standard"><text:s text:c="6"/>break;</text:p>
      <text:p text:style-name="Standard"><text:s text:c="6"/></text:p>
      <text:p text:style-name="Standard">case 3:</text:p>
      <text:p text:style-name="Standard"><text:s text:c="5"/></text:p>
      <text:p text:style-name="Standard"><text:s text:c="5"/></text:p>
      <text:p text:style-name="Standard"><text:s text:c="5"/>printf("Entertwo numbers = ");</text:p>
      <text:p text:style-name="Standard"><text:s text:c="5"/>scanf("%d%d",&amp;x,&amp;y);</text:p>
      <text:p text:style-name="Standard"><text:s text:c="5"/>z=x/y;</text:p>
      <text:p text:style-name="Standard"><text:s text:c="5"/>printf("Division of two numbers = %d",z);</text:p>
      <text:p text:style-name="Standard"><text:s text:c="5"/>break;</text:p>
      <text:p text:style-name="Standard"><text:s text:c="5"/></text:p>
      <text:p text:style-name="Standard">case 4:</text:p>
      <text:p text:style-name="Standard"><text:s text:c="6"/></text:p>
      <text:p text:style-name="Standard"><text:s text:c="6"/>printf("Enter two numbers = ");</text:p>
      <text:p text:style-name="Standard"><text:s text:c="6"/>scanf("%d%d",&amp;x,&amp;y);</text:p>
      <text:p text:style-name="Standard"><text:s text:c="6"/>z=x-y;</text:p>
      <text:p text:style-name="Standard"><text:s text:c="6"/>printf("Subtraction of two numbers = %d",z);</text:p>
      <text:p text:style-name="Standard"><text:s text:c="6"/>break;</text:p>
      <text:p text:style-name="Standard">case 5:</text:p>
      <text:p text:style-name="Standard"><text:s text:c="7"/>exit(0);</text:p>
      <text:p text:style-name="Standard"><text:soft-page-break/><text:s text:c="4"/>break;</text:p>
      <text:p text:style-name="Standard">}</text:p>
      <text:p text:style-name="Standard"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21:59:56.545736179</meta:creation-date>
    <dc:date>2020-01-12T22:00:31.752108985</dc:date>
    <meta:editing-duration>PT36S</meta:editing-duration>
    <meta:editing-cycles>1</meta:editing-cycles>
    <meta:document-statistic meta:table-count="0" meta:image-count="0" meta:object-count="0" meta:page-count="2" meta:paragraph-count="53" meta:word-count="95" meta:character-count="914" meta:non-whitespace-character-count="657"/>
    <meta:generator>LibreOffice/6.0.7.3$Linux_X86_64 LibreOffice_project/00m0$Build-3</meta:generator>
  </office:meta>
</office:document-meta>
</file>